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6.761cm"/>
    </style:style>
    <style:style style:name="co6" style:family="table-column">
      <style:table-column-properties fo:break-before="auto" style:column-width="6.625cm"/>
    </style:style>
    <style:style style:name="co7" style:family="table-column">
      <style:table-column-properties fo:break-before="auto" style:column-width="5.018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36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36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36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6pt solid #ff8000" style:direction="ltr" fo:padding="0.035cm" fo:border-right="0.06pt solid #ff8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ff8000" style:direction="ltr" fo:padding="0.035cm" fo:border-right="0.06pt solid #ff8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>
      <style:table-cell-properties fo:border-bottom="0.74pt solid #ff8000" fo:background-color="#fffbcc" style:diagonal-bl-tr="none" style:diagonal-tl-br="none" style:text-align-source="value-type" style:repeat-content="false" fo:wrap-option="no-wrap" fo:border-left="0.06pt solid #ff8000" style:direction="ltr" fo:padding="0.035cm" fo:border-right="0.06pt solid #ff8000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kullanıcı_Id</text:p>
          </table:table-cell>
          <table:table-cell table:style-name="ce5" office:value-type="string" calcext:value-type="string">
            <text:p>kullanıcı_Isim</text:p>
          </table:table-cell>
          <table:table-cell table:style-name="ce5" office:value-type="string" calcext:value-type="string">
            <text:p>kullanıcı_Soyisim</text:p>
          </table:table-cell>
          <table:table-cell table:style-name="ce5" office:value-type="string" calcext:value-type="string">
            <text:p>kullanıcı_Eposta</text:p>
          </table:table-cell>
          <table:table-cell table:style-name="ce5" office:value-type="string" calcext:value-type="string">
            <text:p>kullanıcı_Sifre</text:p>
          </table:table-cell>
          <table:table-cell table:style-name="ce5" office:value-type="string" calcext:value-type="string">
            <text:p>Kullanıcı_DogumGunu</text:p>
          </table:table-cell>
          <table:table-cell table:style-name="ce5" office:value-type="string" calcext:value-type="string">
            <text:p>kullanıcı_Tip</text:p>
          </table:table-cell>
          <table:table-cell table:style-name="ce9" office:value-type="string" calcext:value-type="string">
            <text:p>kullanıcı_UyelikTarihi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kerem</text:p>
          </table:table-cell>
          <table:table-cell table:style-name="ce6" office:value-type="string" calcext:value-type="string">
            <text:p>ayseli</text:p>
          </table:table-cell>
          <table:table-cell table:style-name="ce6" office:value-type="string" calcext:value-type="string">
            <text:p><text:a xlink:href="mailto:keremayseli@outlook.com" xlink:type="simple">keremayseli@outlook.com</text:a></text:p>
          </table:table-cell>
          <table:table-cell table:style-name="ce6" office:value-type="string" calcext:value-type="string">
            <text:p>gizliAkp2023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date" office:date-value="2020-12-05" calcext:value-type="date">
            <text:p>05.12.202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melih</text:p>
          </table:table-cell>
          <table:table-cell table:style-name="ce7" office:value-type="string" calcext:value-type="string">
            <text:p>tarcan</text:p>
          </table:table-cell>
          <table:table-cell table:style-name="ce7" office:value-type="string" calcext:value-type="string">
            <text:p><text:a xlink:href="mailto:melihtarcan@gmail.com" xlink:type="simple">melihtarcan@gmail.com</text:a></text:p>
          </table:table-cell>
          <table:table-cell table:style-name="ce7" office:value-type="string" calcext:value-type="string">
            <text:p>3535Ast.</text:p>
          </table:table-cell>
          <table:table-cell table:style-name="ce7" office:value-type="float" office:value="1997" calcext:value-type="float">
            <text:p>199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date" office:date-value="2020-12-06" calcext:value-type="date">
            <text:p>06.12.202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talha</text:p>
          </table:table-cell>
          <table:table-cell table:style-name="ce6" office:value-type="string" calcext:value-type="string">
            <text:p>yazıcı</text:p>
          </table:table-cell>
          <table:table-cell table:style-name="ce6" office:value-type="string" calcext:value-type="string">
            <text:p><text:a xlink:href="mailto:talhayazici@hayatinSirlari" xlink:type="simple">talhayazici@hayatinSirlari</text:a>.com</text:p>
          </table:table-cell>
          <table:table-cell table:style-name="ce6" office:value-type="string" calcext:value-type="string">
            <text:p>chpakp2023</text:p>
          </table:table-cell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date" office:date-value="2020-12-07" calcext:value-type="date">
            <text:p>07.12.202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alperen</text:p>
          </table:table-cell>
          <table:table-cell table:style-name="ce7" office:value-type="string" calcext:value-type="string">
            <text:p>şimşek</text:p>
          </table:table-cell>
          <table:table-cell table:style-name="ce7" office:value-type="string" calcext:value-type="string">
            <text:p><text:a xlink:href="mailto:alperensimsek@amasya.com" xlink:type="simple">alperensimsek@amasya.com</text:a></text:p>
          </table:table-cell>
          <table:table-cell table:style-name="ce7" office:value-type="string" calcext:value-type="string">
            <text:p>05Amasya05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date" office:date-value="2020-12-08" calcext:value-type="date">
            <text:p>08.12.202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serdar</text:p>
          </table:table-cell>
          <table:table-cell table:style-name="ce6" office:value-type="string" calcext:value-type="string">
            <text:p>şahin</text:p>
          </table:table-cell>
          <table:table-cell table:style-name="ce6" office:value-type="string" calcext:value-type="string">
            <text:p><text:a xlink:href="mailto:serdasahin01@knightOnline.com" xlink:type="simple">serdasahin01@knightOnline.com</text:a></text:p>
          </table:table-cell>
          <table:table-cell table:style-name="ce6" office:value-type="string" calcext:value-type="string">
            <text:p>knightOnlinehayatoffline</text:p>
          </table:table-cell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date" office:date-value="2020-12-09" calcext:value-type="date">
            <text:p>09.12.2020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enes murat</text:p>
          </table:table-cell>
          <table:table-cell table:style-name="ce7" office:value-type="string" calcext:value-type="string">
            <text:p>beslenti</text:p>
          </table:table-cell>
          <table:table-cell table:style-name="ce7" office:value-type="string" calcext:value-type="string">
            <text:p><text:a xlink:href="mailto:eMuratBeslenti@twitter.com" xlink:type="simple">eMuratBeslenti@twitter.com</text:a></text:p>
          </table:table-cell>
          <table:table-cell table:style-name="ce7" office:value-type="string" calcext:value-type="string">
            <text:p>krdşmOHareketiYanlışYapıyosun</text:p>
          </table:table-cell>
          <table:table-cell table:style-name="ce7" office:value-type="float" office:value="1996" calcext:value-type="float">
            <text:p>199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date" office:date-value="2020-12-10" calcext:value-type="date">
            <text:p>10.12.202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burak</text:p>
          </table:table-cell>
          <table:table-cell table:style-name="ce6" office:value-type="string" calcext:value-type="string">
            <text:p>ünal</text:p>
          </table:table-cell>
          <table:table-cell table:style-name="ce6" office:value-type="string" calcext:value-type="string">
            <text:p><text:a xlink:href="mailto:burakUnal@nasa.com" xlink:type="simple">burakUnal@nasa.com</text:a></text:p>
          </table:table-cell>
          <table:table-cell table:style-name="ce6" office:value-type="string" calcext:value-type="string">
            <text:p>gastranot2023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date" office:date-value="2020-12-11" calcext:value-type="date">
            <text:p>11.12.2020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urkan</text:p>
          </table:table-cell>
          <table:table-cell table:style-name="ce8" office:value-type="string" calcext:value-type="string">
            <text:p>bişgin</text:p>
          </table:table-cell>
          <table:table-cell table:style-name="ce8" office:value-type="string" calcext:value-type="string">
            <text:p><text:a xlink:href="mailto:furkanbisgin@askerevi.com" xlink:type="simple">furkanbisgin@askerevi.com</text:a></text:p>
          </table:table-cell>
          <table:table-cell table:style-name="ce8" office:value-type="string" calcext:value-type="string">
            <text:p>furkanSanaTakasTeklifEdiyor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date" office:date-value="2020-12-12" calcext:value-type="date">
            <text:p>12.12.2020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6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number-columns-repeated="10"/>
          <table:table-cell table:style-name="ce13" office:value-type="string" calcext:value-type="string">
            <text:p>kullanıcı_Id</text:p>
          </table:table-cell>
          <table:table-cell table:style-name="ce17" office:value-type="string" calcext:value-type="string">
            <text:p>Sifreler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gizliAkp2023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3535Ast.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chpakp2023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05Amasya05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knightOnlinehayatoffline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krdşmOHareketiYanlışYapıyosun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>
            <text:p>gastranot2023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6" office:value-type="float" office:value="8" calcext:value-type="float">
            <text:p>8</text:p>
          </table:table-cell>
          <table:table-cell table:style-name="ce20" office:value-type="string" calcext:value-type="string">
            <text:p>furkanSanaTakasTeklifEdiyor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06:19:55.008000000</meta:creation-date>
    <dc:date>2020-12-05T06:56:09.174000000</dc:date>
    <meta:editing-duration>PT2M52S</meta:editing-duration>
    <meta:editing-cycles>1</meta:editing-cycles>
    <meta:document-statistic meta:table-count="1" meta:cell-count="90" meta:object-count="0"/>
    <meta:generator>LibreOffice/7.0.3.1$Windows_X86_64 LibreOffice_project/d7547858d014d4cf69878db179d326fc3483e082</meta:generator>
  </office:meta>
</office:document-meta>
</file>